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c3dd" officeooo:paragraph-rsid="0015c3dd"/>
    </style:style>
    <style:style style:name="P2" style:family="paragraph" style:parent-style-name="Standard">
      <style:paragraph-properties fo:text-align="justify" style:justify-single-word="false"/>
      <style:text-properties officeooo:rsid="0015c3dd" officeooo:paragraph-rsid="0015c3dd"/>
    </style:style>
    <style:style style:name="P3" style:family="paragraph" style:parent-style-name="Standard">
      <style:paragraph-properties fo:text-align="justify" style:justify-single-word="false"/>
      <style:text-properties officeooo:rsid="0016a3cc" officeooo:paragraph-rsid="0016a3cc"/>
    </style:style>
    <style:style style:name="P4" style:family="paragraph" style:parent-style-name="Standard">
      <style:paragraph-properties fo:text-align="end" style:justify-single-word="false"/>
      <style:text-properties officeooo:rsid="0017d403" officeooo:paragraph-rsid="0017d403"/>
    </style:style>
    <style:style style:name="P5" style:family="paragraph" style:parent-style-name="Standard">
      <style:paragraph-properties fo:text-align="justify" style:justify-single-word="false"/>
      <style:text-properties officeooo:rsid="0017d403" officeooo:paragraph-rsid="0017d403"/>
    </style:style>
    <style:style style:name="P6" style:family="paragraph" style:parent-style-name="Standard">
      <style:text-properties fo:font-weight="bold" officeooo:rsid="0015c3dd" officeooo:paragraph-rsid="0015c3d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6a3cc" officeooo:paragraph-rsid="0016a3cc" style:font-weight-asian="bold" style:font-weight-complex="bold"/>
    </style:style>
    <style:style style:name="T1" style:family="text">
      <style:text-properties officeooo:rsid="0016a3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ta Mota Luis Valentín <text:s text:c="3"/>311239816</text:p>
      <text:p text:style-name="P1"/>
      <text:p text:style-name="P6">Dragon Data</text:p>
      <text:p text:style-name="P1"/>
      <text:p text:style-name="P2">Fue una maquina que salió a finales de 1982 y que tuvo un gran éxito gracias a su memoria y el interprete en lenguaje Basic que a mediados de la d<text:span text:style-name="T1">é</text:span>cada de los 70’s tuvo un gran auge a pesar de que ya tenia casi 10 años de existencia. </text:p>
      <text:p text:style-name="P2"/>
      <text:p text:style-name="P2">La idea de ampliar la memoria fue lo que le dio éxito al <text:s/>nivel de llegar a competir con la Comodore 64 . </text:p>
      <text:p text:style-name="P2">La salida <text:s/>a video se maneja con una tarjeta de graficos que tiene una salida para un monitor o una televisión. Puede contener 16 lineas con 32 caracteres. </text:p>
      <text:p text:style-name="P2"/>
      <text:p text:style-name="P2">En cuestión de memoria, aunque fue todo un éxito el incrementarla a 32 Kbytes, se proponía el incremento futuro a 64 K. </text:p>
      <text:p text:style-name="P2"/>
      <text:p text:style-name="P2">La entrada por teclado fue con un teclado similar al de las maquinas de escribir. </text:p>
      <text:p text:style-name="P2"/>
      <text:p text:style-name="P2">El microprocesador que utilizaba era el Motorola 6809E lo que lo hizo compatible con la Tindy Color </text:p>
      <text:p text:style-name="P2"/>
      <text:p text:style-name="P3">Al día de hoy estas maquinas parecen ser tan obsoletas y creo que lo que sucede más que nada es que la tecnología creció tan rápido. </text:p>
      <text:p text:style-name="P3">La maquina aunque subsidiada por una empresa de juegos, es un ordenador personal, o bueno los inicios de ellos, algo que muchas de las compañías de la época hicieron, aunque como sabemos no todas triunfaron. </text:p>
      <text:p text:style-name="P3"/>
      <text:p text:style-name="P7">¿Verdadero o Falso?</text:p>
      <text:p text:style-name="P7"/>
      <text:p text:style-name="P3">Este articulo habla sobre el CPU y como es que realiza el procesamiento de las instrucciones. El articulo baja al nivel de la lógica matemática y el álgebra de Boole. </text:p>
      <text:p text:style-name="P3"/>
      <text:p text:style-name="P3">A partir de la existencia de compuertas AND, OR y NOT para que las computadoras puedan adoptar decisiones lógicas y establecer comparaciones lógicas. </text:p>
      <text:p text:style-name="P2"/>
      <text:p text:style-name="P5">El articulo explica claramente estas expresiones lógicas con ejemplos muy sencillos sobre decisiones y la forma en la que se pueden combinar. </text:p>
      <text:p text:style-name="P5"/>
      <text:p text:style-name="P5">Las computadoras utilizan dígitos binarios que se interpretan como un verdadero o falso de las expresiones lógicas comunes, basándose en la premisa de voltajes positivos y voltajes negativos para un verdadero o falso respectivamente. </text:p>
      <text:p text:style-name="P5"/>
      <text:p text:style-name="P5">Lo último que aborda el articulo es la utilidad de las tablas de verdad mostrando todas las combinaciones posibles de lo que una compuerta lógica nos puede arrojar a través de las variables de voltaje positivo y voltaje negativo. </text:p>
      <text:p text:style-name="P5"/>
      <text:p text:style-name="P5">Articulo que me llamo mucho la atención más que nada por su simplicidad en la forma en la que explica las expresiones lógica y el álgebra de Boole, sobre todo sabiendo que nosotros en la carrera tomamos más de una materia en donde nos pasamos analizando todos estos tema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20:57:55.515718678</meta:creation-date>
    <dc:date>2019-08-29T21:50:16.425322255</dc:date>
    <meta:editing-duration>PT19M59S</meta:editing-duration>
    <meta:editing-cycles>2</meta:editing-cycles>
    <meta:document-statistic meta:table-count="0" meta:image-count="0" meta:object-count="0" meta:page-count="1" meta:paragraph-count="17" meta:word-count="422" meta:character-count="2401" meta:non-whitespace-character-count="1977"/>
    <meta:generator>LibreOffice/6.0.6.2$Linux_X86_64 LibreOffice_project/00m0$Build-2</meta:generator>
  </office:meta>
</office:document-meta>
</file>